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47c2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347c2c" dr3d:vertical-segments="14" dr3d:close-front="true" dr3d:close-back="tru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fill="solid" draw:fill-color="#ff0000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3d:scene draw:style-name="gr1" svg:width="0.447cm" svg:height="0.451cm" svg:x="5.108cm" svg:y="18.998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0.45cm" svg:height="0.453cm" svg:x="5.55cm" svg:y="18.969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  <dr3d:scene draw:style-name="gr5" svg:width="0.405cm" svg:height="0.407cm" svg:x="4.61cm" svg:y="19.02cm" dr3d:transform="matrix (-0.00325751220179889 -0.0170569413273499 0.999849213315095 -0.000870911340208879 0.999854187449085 0.0170541887514933 -0.99999431504769 -0.00081522579042633 -0.00327189229926567 0.133489058937849cm -0.177573432991902cm -0.0708383335113054cm)" dr3d:vrp="(0 0 27833.9149660446)" dr3d:vpn="(0 0 23247.914966044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</draw:g>
        <draw:g>
          <dr3d:scene draw:style-name="gr5" svg:width="4.002cm" svg:height="4.002cm" svg:x="4.35cm" svg:y="12.999cm" dr3d:transform="matrix (0.488835719106763 -0.205472864763535 0.847832850018941 -0.0378804442675095 0.965950337936619 0.255939478358128 -0.871553045813891 -0.157228643974313 0.464407624664507 0.0655913412698614cm -0.158679758880497cm 0.0272833717923537cm)" dr3d:vrp="(0 0 34432.016733783)" dr3d:vpn="(0 0 29846.016733783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  <dr3d:scene draw:style-name="gr1" svg:width="4.004cm" svg:height="4.004cm" svg:x="9.25cm" svg:y="12.999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4.002cm" svg:height="4.002cm" svg:x="13.25cm" svg:y="12.999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7-17T08:47:30</meta:creation-date>
    <dc:date>2007-07-17T19:06:54</dc:date>
    <dc:language>hu-HU</dc:language>
    <meta:editing-cycles>3</meta:editing-cycles>
    <meta:editing-duration>PT3H44M3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